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3.406cm" svg:height="1.976cm" svg:x="5.733cm" svg:y="0.17cm">
          <text:p text:style-name="P1">Operating </text:p>
          <text:p text:style-name="P1">Frequency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657cm" svg:height="1.627cm" svg:x="23.843cm" svg:y="8.042cm">
          <text:p text:style-name="P1">Core Material </text:p>
          <text:p text:style-name="P1">Propert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298cm" svg:height="1.785cm" svg:x="11.491cm" svg:y="3.042cm">
          <text:p text:style-name="P1">Maximum Conductor</text:p>
          <text:p text:style-name="P1"><text:s/>Thickn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403cm" svg:height="1.958cm" svg:x="18.153cm" svg:y="0.471cm">
          <text:p text:style-name="P1">Input/Output Voltage</text:p>
          <text:p text:style-name="P1">Power Ratin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436cm" svg:y1="2.146cm" svg:x2="11.491cm" svg:y2="3.934cm" draw:start-shape="id1" draw:start-glue-point="2" draw:end-shape="id2" draw:end-glue-point="3" svg:d="m7436 2146v1788h4055">
          <text:p text:style-name="P1">Skin Depth</text:p>
        </draw:connector>
        <draw:custom-shape draw:style-name="gr1" draw:text-style-name="P1" xml:id="id5" draw:id="id5" draw:layer="layout" svg:width="4.556cm" svg:height="1.976cm" svg:x="6.5cm" svg:y="5.796cm">
          <text:p text:style-name="P1">Current Density</text:p>
          <text:p text:style-name="P1">(Thermal Limit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354cm" svg:y1="2.429cm" svg:x2="16.548cm" svg:y2="6.752cm" draw:start-shape="id3" draw:start-glue-point="2" draw:end-shape="id4" draw:end-glue-point="1" svg:d="m21354 2429v4323h-4806">
          <text:p text:style-name="P1">`</text:p>
        </draw:connector>
        <draw:custom-shape draw:style-name="gr1" draw:text-style-name="P1" xml:id="id4" draw:id="id4" draw:layer="layout" svg:width="3.916cm" svg:height="2.09cm" svg:x="12.632cm" svg:y="5.707cm">
          <text:p text:style-name="P1">Conductor</text:p>
          <text:p text:style-name="P1">Dimension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64cm" svg:y1="4.827cm" svg:x2="14.59cm" svg:y2="5.707cm" draw:start-shape="id2" draw:start-glue-point="2" draw:end-shape="id4" draw:end-glue-point="0" svg:d="m14640 4827v440h-50v440">
          <text:p text:style-name="P1">`</text:p>
        </draw:connector>
        <draw:connector draw:style-name="gr2" draw:text-style-name="P1" draw:layer="layout" svg:x1="11.056cm" svg:y1="6.784cm" svg:x2="12.632cm" svg:y2="6.752cm" draw:start-shape="id5" draw:start-glue-point="1" draw:end-shape="id4" draw:end-glue-point="3" svg:d="m11056 6784h788v-32h788">
          <text:p text:style-name="P1">`</text:p>
        </draw:connector>
        <draw:connector draw:style-name="gr2" draw:text-style-name="P1" draw:layer="layout" svg:x1="11.559cm" svg:y1="11.743cm" svg:x2="12.607cm" svg:y2="11.788cm" draw:start-shape="id6" draw:start-glue-point="1" draw:end-shape="id7" draw:end-glue-point="3" svg:d="m11559 11743h524v45h524">
          <text:p text:style-name="P1">`</text:p>
        </draw:connector>
        <draw:connector draw:style-name="gr2" draw:text-style-name="P1" draw:layer="layout" svg:x1="14.59cm" svg:y1="7.797cm" svg:x2="14.575cm" svg:y2="10.948cm" draw:start-shape="id4" draw:start-glue-point="2" draw:end-shape="id7" draw:end-glue-point="0" svg:d="m14590 7797v1576h-15v1575">
          <text:p text:style-name="P1">`</text:p>
        </draw:connector>
        <draw:connector draw:style-name="gr2" draw:text-style-name="P1" draw:layer="layout" svg:x1="26.171cm" svg:y1="9.669cm" svg:x2="25.268cm" svg:y2="13.941cm" draw:start-shape="id8" draw:start-glue-point="2" draw:end-shape="id9" draw:end-glue-point="1" svg:d="m26171 9669v4272h-903">
          <text:p text:style-name="P1">Flux Density</text:p>
        </draw:connector>
        <draw:custom-shape draw:style-name="gr1" draw:text-style-name="P1" xml:id="id12" draw:id="id12" draw:layer="layout" svg:width="4.868cm" svg:height="1.552cm" svg:x="17.314cm" svg:y="9.387cm">
          <text:p text:style-name="P1">Number of Turn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846cm" svg:height="1.68cm" svg:x="15.133cm" svg:y="18.659cm">
          <text:p text:style-name="P1">Core Loss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788cm" svg:height="1.68cm" svg:x="15.113cm" svg:y="16.081cm">
          <text:p text:style-name="P1">Core</text:p>
          <text:p text:style-name="P1">Volume/M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717cm" svg:height="1.627cm" svg:x="6.842cm" svg:y="10.93cm">
          <text:p text:style-name="P1">Insulation</text:p>
          <text:p text:style-name="P1">Requireme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936cm" svg:height="1.68cm" svg:x="12.607cm" svg:y="10.948cm">
          <text:p text:style-name="P1">Core</text:p>
          <text:p text:style-name="P1">Height/Width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.582cm" svg:height="1.68cm" svg:x="18.686cm" svg:y="13.101cm">
          <text:p text:style-name="P1">Core</text:p>
          <text:p text:style-name="P1">Cross Section Are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.171cm" svg:y1="9.669cm" svg:x2="19.979cm" svg:y2="19.499cm" draw:start-shape="id8" draw:start-glue-point="2" draw:end-shape="id10" draw:end-glue-point="1" svg:d="m26171 9669v9830h-6192">
          <text:p text:style-name="P1">`</text:p>
        </draw:connector>
        <draw:connector draw:style-name="gr2" draw:text-style-name="P1" draw:layer="layout" svg:x1="17.507cm" svg:y1="17.761cm" svg:x2="17.556cm" svg:y2="18.659cm" draw:start-shape="id11" draw:start-glue-point="2" draw:end-shape="id10" draw:end-glue-point="0" svg:d="m17507 17761v449h49v449">
          <text:p text:style-name="P1">`</text:p>
        </draw:connector>
        <draw:connector draw:style-name="gr2" draw:text-style-name="P1" draw:layer="layout" draw:line-skew="0.277cm" svg:x1="19.748cm" svg:y1="10.939cm" svg:x2="21.977cm" svg:y2="13.101cm" draw:start-shape="id12" draw:start-glue-point="2" draw:end-shape="id9" draw:end-glue-point="0" svg:d="m19748 10939v1358h2229v804">
          <text:p text:style-name="P1">`</text:p>
        </draw:connector>
        <draw:connector draw:style-name="gr2" draw:text-style-name="P1" draw:layer="layout" svg:x1="10.101cm" svg:y1="17.126cm" svg:x2="15.133cm" svg:y2="19.499cm" draw:start-shape="id13" draw:start-glue-point="2" draw:end-shape="id10" draw:end-glue-point="3" svg:d="m10101 17126v2373h5032">
          <text:p text:style-name="P1">`Fourier Series</text:p>
        </draw:connector>
        <draw:custom-shape draw:style-name="gr1" draw:text-style-name="P1" xml:id="id13" draw:id="id13" draw:layer="layout" svg:width="6.451cm" svg:height="1.71cm" svg:x="6.876cm" svg:y="15.416cm">
          <text:p text:style-name="P1">Voltage Waveform</text:p>
          <text:p text:style-name="P1">(Harmonics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575cm" svg:y1="12.628cm" svg:x2="15.113cm" svg:y2="16.921cm" draw:start-shape="id7" draw:start-glue-point="2" draw:end-shape="id11" draw:end-glue-point="3" svg:d="m14575 12628v4293h538">
          <text:p text:style-name="P1">`</text:p>
        </draw:connector>
        <draw:connector draw:style-name="gr2" draw:text-style-name="P1" draw:layer="layout" svg:x1="19.748cm" svg:y1="10.939cm" svg:x2="16.543cm" svg:y2="11.788cm" draw:start-shape="id12" draw:start-glue-point="2" draw:end-shape="id7" draw:end-glue-point="1" svg:d="m19748 10939v849h-3205">
          <text:p text:style-name="P1">`</text:p>
        </draw:connector>
        <draw:connector draw:style-name="gr2" draw:text-style-name="P1" draw:layer="layout" svg:x1="21.977cm" svg:y1="14.781cm" svg:x2="19.901cm" svg:y2="16.921cm" draw:start-shape="id9" draw:start-glue-point="2" draw:end-shape="id11" draw:end-glue-point="1" svg:d="m21977 14781v2140h-2076">
          <text:p text:style-name="P1">`</text:p>
        </draw:connector>
        <draw:connector draw:style-name="gr2" draw:text-style-name="P1" draw:layer="layout" svg:x1="3.371cm" svg:y1="10.418cm" svg:x2="3.375cm" svg:y2="12.575cm" draw:start-shape="id14" draw:start-glue-point="2" draw:end-shape="id15" draw:end-glue-point="0" svg:d="m3371 10418v1079h4v1078">
          <text:p text:style-name="P1">`</text:p>
        </draw:connector>
        <draw:custom-shape draw:style-name="gr1" draw:text-style-name="P1" xml:id="id15" draw:id="id15" draw:layer="layout" svg:width="4.841cm" svg:height="1.68cm" svg:x="0.955cm" svg:y="12.575cm">
          <text:p text:style-name="P1">AC Resistan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556cm" svg:height="1.352cm" svg:x="1.093cm" svg:y="9.066cm">
          <text:p text:style-name="P1">Operating Temp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375cm" svg:y1="14.255cm" svg:x2="3.368cm" svg:y2="18.32cm" draw:start-shape="id15" draw:start-glue-point="2" draw:end-shape="id16" draw:end-glue-point="0" svg:d="m3375 14255v2033h-7v2032">
          <text:p text:style-name="P1">`</text:p>
        </draw:connector>
        <draw:custom-shape draw:style-name="gr1" draw:text-style-name="P1" xml:id="id16" draw:id="id16" draw:layer="layout" svg:width="4.737cm" svg:height="1.68cm" svg:x="1cm" svg:y="18.32cm">
          <text:p text:style-name="P1">Copper Loss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4.072cm" svg:x1="14.591cm" svg:y1="9.098cm" svg:x2="5.796cm" svg:y2="13.415cm" draw:end-shape="id15" draw:end-glue-point="1" svg:d="m14591 9098h-8219v4317h-576">
          <text:p text:style-name="P1">`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2T11:25:44.04</meta:creation-date>
    <dc:date>2014-06-12T19:01:02.92</dc:date>
    <meta:editing-duration>PT7H35M20S</meta:editing-duration>
    <meta:editing-cycles>10</meta:editing-cycles>
    <meta:generator>LibreOffice/3.4$Win32 LibreOffice_project/340m1$Build-302</meta:generator>
    <meta:document-statistic meta:object-count="33"/>
  </office:meta>
</office:document-meta>
</file>